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c06b" officeooo:paragraph-rsid="000bc06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e130b" officeooo:paragraph-rsid="000e130b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0eba8" officeooo:paragraph-rsid="0010eba8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27077" officeooo:paragraph-rsid="00127077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2e170" officeooo:paragraph-rsid="0012e170" style:font-size-asian="18pt" style:font-weight-asian="normal" style:font-size-complex="18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f8e29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0f8e29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grant</text:p>
      <text:p text:style-name="P1"/>
      <text:p text:style-name="P5"><text:span text:style-name="T3">VagrantFile</text:span></text:p>
      <text:p text:style-name="P5"><text:span text:style-name="T3"/></text:p>
      <text:p text:style-name="P5"><text:span text:style-name="T3"/></text:p>
      <text:p text:style-name="P2"><text:span text:style-name="T3">init</text:span> <text:span text:style-name="T1">→</text:span> <text:span text:style-name="T1">Cria o arquivo de configuração (VagrantFile)</text:span></text:p>
      <text:p text:style-name="P2"><text:span text:style-name="T3">up</text:span><text:span text:style-name="T1"> → </text:span><text:span text:style-name="T2">cria</text:span><text:span text:style-name="T1"> a maquína </text:span><text:span text:style-name="T2">e</text:span><text:span text:style-name="T1"> </text:span><text:span text:style-name="T2">instala o SO</text:span></text:p>
      <text:p text:style-name="P3"><text:span text:style-name="T4">s</text:span><text:span text:style-name="T3">sh</text:span><text:span text:style-name="T1"> → se conecta com a máquina virtual</text:span></text:p>
      <text:p text:style-name="P3"><text:span text:style-name="T3">reload</text:span><text:span text:style-name="T1"> → restarta a máquina</text:span></text:p>
      <text:p text:style-name="P4"><text:span text:style-name="T3">destroy</text:span><text:span text:style-name="T1"> → destroy a máquina virtual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29T10:48:20.620602682</meta:creation-date>
    <dc:date>2016-03-29T18:56:55.591723335</dc:date>
    <dc:creator>Tarciso Torres</dc:creator>
    <meta:editing-duration>PT4H7M33S</meta:editing-duration>
    <meta:editing-cycles>1</meta:editing-cycles>
    <meta:document-statistic meta:table-count="0" meta:image-count="0" meta:object-count="0" meta:page-count="1" meta:paragraph-count="7" meta:word-count="38" meta:character-count="203" meta:non-whitespace-character-count="172"/>
    <meta:generator>LibreOffice/5.0.3.2$Linux_X86_64 LibreOffice_project/00m0$Build-2</meta:generator>
  </office:meta>
</office:document-meta>
</file>